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64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7244in"/>
    </style:style>
    <style:style style:name="co7" style:family="table-column">
      <style:table-column-properties fo:break-before="auto" style:column-width="0.5516in"/>
    </style:style>
    <style:style style:name="co8" style:family="table-column">
      <style:table-column-properties fo:break-before="auto" style:column-width="1.1035in"/>
    </style:style>
    <style:style style:name="co9" style:family="table-column">
      <style:table-column-properties fo:break-before="auto" style:column-width="0.2756in"/>
    </style:style>
    <style:style style:name="co10" style:family="table-column">
      <style:table-column-properties fo:break-before="auto" style:column-width="0.8508in"/>
    </style:style>
    <style:style style:name="co11" style:family="table-column">
      <style:table-column-properties fo:break-before="auto" style:column-width="0.4709in"/>
    </style:style>
    <style:style style:name="co12" style:family="table-column">
      <style:table-column-properties fo:break-before="auto" style:column-width="0.4138in"/>
    </style:style>
    <style:style style:name="co13" style:family="table-column">
      <style:table-column-properties fo:break-before="auto" style:column-width="0.7472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9161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transparent" fo:wrap-option="wrap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  <style:text-properties fo:color="#003366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row table:style-name="ro2">
          <table:table-cell table:style-name="ce1" office:value-type="string">
            <text:p>Main Section</text:p>
          </table:table-cell>
          <table:table-cell table:style-name="ce1" office:value-type="string">
            <text:p>Subsection</text:p>
          </table:table-cell>
          <table:table-cell/>
          <table:table-cell table:style-name="ce3" office:value-type="string">
            <text:p>healthplans.com</text:p>
          </table:table-cell>
          <table:table-cell table:style-name="ce3" office:value-type="string">
            <text:p>healthinsuranceusa.org</text:p>
          </table:table-cell>
          <table:table-cell table:style-name="ce5" office:value-type="string">
            <text:p>HealthCareUSA.org</text:p>
          </table:table-cell>
          <table:table-cell table:style-name="ce3" office:value-type="string">
            <text:p>governmenthealthinsurance.com/</text:p>
          </table:table-cell>
          <table:table-cell table:style-name="ce3" office:value-type="string">
            <text:p>affordablecarecalifornia.org/get-quotes/</text:p>
          </table:table-cell>
          <table:table-cell table:style-name="ce6" office:value-type="string">
            <text:p>obamacareplans.com</text:p>
          </table:table-cell>
          <table:table-cell table:style-name="ce6" office:value-type="string">
            <text:p>obamacareusa.org</text:p>
          </table:table-cell>
          <table:table-cell table:style-name="ce5" office:value-type="string">
            <text:p>DirectHealthInsurance.com</text:p>
          </table:table-cell>
          <table:table-cell table:style-name="ce5" office:value-type="string">
            <text:p>HealthExchangeQuotes.com</text:p>
          </table:table-cell>
          <table:table-cell office:value-type="string">
            <text:p>medicare2017.org</text:p>
          </table:table-cell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Talk to Agent</text:p>
          </table:table-cell>
          <table:table-cell/>
          <table:table-cell office:value-type="string">
            <text:p>x</text:p>
          </table:table-cell>
          <table:table-cell office:value-type="string">
            <text:p><text:s/>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Private Site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6"/>
        </table:table-row>
        <table:table-row table:style-name="ro3">
          <table:table-cell office:value-type="string">
            <text:p><text:s/>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6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Top Zip Code</text:p>
          </table:table-cell>
          <table:table-cell/>
          <table:table-cell table:number-columns-repeated="10" office:value-type="string">
            <text:p>x</text:p>
          </table:table-cell>
        </table:table-row>
        <table:table-row table:style-name="ro3">
          <table:table-cell office:value-type="string">
            <text:p><text:s/>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6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Carrier List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<text:s/></text:p>
          </table:table-cell>
          <table:table-cell table:number-columns-repeated="6" office:value-type="string">
            <text:p>x</text:p>
          </table:table-cell>
        </table:table-row>
        <table:table-row table:style-name="ro3">
          <table:table-cell office:value-type="string">
            <text:p><text:s/>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7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Three steps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<text:s/>x</text:p>
          </table:table-cell>
          <table:table-cell office:value-type="string">
            <text:p>x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Gov Health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6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ACA Ca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Middle Zip</text:p>
          </table:table-cell>
          <table:table-cell/>
          <table:table-cell office:value-type="string">
            <text:p>x</text:p>
          </table:table-cell>
          <table:table-cell table:number-columns-repeated="9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State Map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Other In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string">
            <text:p><text:s/></text:p>
          </table:table-cell>
          <table:table-cell table:number-columns-repeated="6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What Why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3">
          <table:table-cell office:value-type="string">
            <text:p><text:s/>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Plan Qualify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4">
          <table:table-cell office:value-type="string">
            <text:p>Page 1 Intro</text:p>
          </table:table-cell>
          <table:table-cell office:value-type="string">
            <text:p>Learn More</text:p>
          </table:table-cell>
          <table:table-cell/>
          <table:table-cell office:value-type="string">
            <text:p>x</text:p>
          </table:table-cell>
          <table:table-cell table:number-columns-repeated="9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Shop</text:p>
          </table:table-cell>
          <table:table-cell/>
          <table:table-cell office:value-type="string">
            <text:p>x</text:p>
          </table:table-cell>
          <table:table-cell table:number-columns-repeated="9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Why Choos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6"/>
        </table:table-row>
        <table:table-row table:style-name="ro3">
          <table:table-cell office:value-type="string">
            <text:p><text:s/></text:p>
          </table:table-cell>
          <table:table-cell table:number-columns-repeated="12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ACA Info Steps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office:value-type="string">
            <text:p><text:s/></text:p>
          </table:table-cell>
          <table:table-cell table:number-columns-repeated="9"/>
          <table:table-cell office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Direct_Process</text:p>
          </table:table-cell>
          <table:table-cell table:number-columns-repeated="7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1 Intro</text:p>
          </table:table-cell>
          <table:table-cell office:value-type="string">
            <text:p>Bottom Zip Code</text:p>
          </table:table-cell>
          <table:table-cell/>
          <table:table-cell table:number-columns-repeated="9" office:value-type="string">
            <text:p>x</text:p>
          </table:table-cell>
          <table:table-cell/>
        </table:table-row>
        <table:table-row table:style-name="ro3">
          <table:table-cell table:number-columns-repeated="13"/>
        </table:table-row>
        <table:table-row table:style-name="ro3">
          <table:table-cell table:number-columns-repeated="2" office:value-type="string">
            <text:p>H Footer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3">
          <table:table-cell table:number-columns-repeated="13"/>
        </table:table-row>
        <table:table-row table:style-name="ro3">
          <table:table-cell table:number-columns-repeated="2" office:value-type="string">
            <text:p>O Footer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3">
          <table:table-cell table:number-columns-repeated="13"/>
        </table:table-row>
        <table:table-row table:style-name="ro3">
          <table:table-cell table:number-columns-repeated="2" office:value-type="string">
            <text:p>G Footer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6"/>
        </table:table-row>
        <table:table-row table:style-name="ro3">
          <table:table-cell table:number-columns-repeated="13"/>
        </table:table-row>
        <table:table-row table:style-name="ro3">
          <table:table-cell table:number-columns-repeated="2" office:value-type="string">
            <text:p>C Footer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</table:table-row>
        <table:table-row table:style-name="ro3">
          <table:table-cell table:number-columns-repeated="10"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D Footer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3">
          <table:table-cell table:number-columns-repeated="2" office:value-type="string">
            <text:p>HE Links Footer</text:p>
          </table:table-cell>
          <table:table-cell table:number-columns-repeated="9"/>
          <table:table-cell office:value-type="string">
            <text:p>x</text:p>
          </table:table-cell>
          <table:table-cell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2 Info</text:p>
          </table:table-cell>
          <table:table-cell office:value-type="string">
            <text:p>Personal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2 Info</text:p>
          </table:table-cell>
          <table:table-cell office:value-type="string">
            <text:p>Health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2 Info</text:p>
          </table:table-cell>
          <table:table-cell office:value-type="string">
            <text:p>QL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2 Info</text:p>
          </table:table-cell>
          <table:table-cell office:value-type="string">
            <text:p>Additional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2 Info</text:p>
          </table:table-cell>
          <table:table-cell office:value-type="string">
            <text:p>Contact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2 Info</text:p>
          </table:table-cell>
          <table:table-cell office:value-type="string">
            <text:p>Footer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2 Info</text:p>
          </table:table-cell>
          <table:table-cell office:value-type="string">
            <text:p>QL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3 Plans </text:p>
          </table:table-cell>
          <table:table-cell office:value-type="string">
            <text:p>Filters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3 Plans </text:p>
          </table:table-cell>
          <table:table-cell office:value-type="string">
            <text:p>Plan List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3 Plans </text:p>
          </table:table-cell>
          <table:table-cell office:value-type="string">
            <text:p>Plan Types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age 3 Plans </text:p>
          </table:table-cell>
          <table:table-cell office:value-type="string">
            <text:p>Footer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Add</text:p>
          </table:table-cell>
          <table:table-cell office:value-type="string">
            <text:p>Spous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Add</text:p>
          </table:table-cell>
          <table:table-cell office:value-type="string">
            <text:p>Child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Medicare </text:p>
          </table:table-cell>
          <table:table-cell office:value-type="string">
            <text:p>Popup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Medicare </text:p>
          </table:table-cell>
          <table:table-cell office:value-type="string">
            <text:p>Medicare Part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Go General</text:p>
          </table:table-cell>
          <table:table-cell office:value-type="string">
            <text:p>General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rovider</text:p>
          </table:table-cell>
          <table:table-cell office:value-type="string">
            <text:p>Compar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string">
            <text:p>Provider</text:p>
          </table:table-cell>
          <table:table-cell office:value-type="string">
            <text:p>Detail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</table:table-row>
        <table:table-row table:style-name="ro3" table:number-rows-repeated="1048490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9/02/2017</text:date>, <text:time>21:4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4:14:05</meta:creation-date>
    <dc:date>2017-09-02T21:43:59.82</dc:date>
    <meta:editing-duration>PT16H15M11S</meta:editing-duration>
    <meta:editing-cycles>29</meta:editing-cycles>
    <meta:generator>OpenOffice/4.1.2$Win32 OpenOffice.org_project/412m3$Build-9782</meta:generator>
    <meta:document-statistic meta:table-count="3" meta:cell-count="200" meta:object-count="0"/>
  </office:meta>
</office:document-meta>
</file>